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🌐 <text:span text:style-name="Strong_20_Emphasis">Überarbeitete Website-Struktur (Inhaltlich)</text:span></text:h>
      <text:h text:style-name="Heading_20_3" text:outline-level="3">🏠 <text:span text:style-name="Strong_20_Emphasis">Startseite</text:span></text:h>
      <text:list text:style-name="L1">
        <text:list-item>
          <text:p text:style-name="P2">Titel: <text:span text:style-name="Strong_20_Emphasis">„Erleichterte Datenbankinteraktion in natürlicher Sprache mittels KI – Konzeption und Realisierung eines LLM-basierten Modells“</text:span></text:p>
        </text:list-item>
        <text:list-item>
          <text:p text:style-name="P2">Untertitel: <text:span text:style-name="Strong_20_Emphasis">Masterarbeit von Niklas Royar, 2025</text:span></text:p>
        </text:list-item>
        <text:list-item>
          <text:p text:style-name="P2"><text:span text:style-name="Strong_20_Emphasis">Kurzer Einleitungstext (~3 Sätze)</text:span>:</text:p>
          <text:list>
            <text:list-item>
              <text:p text:style-name="P2">Wer bist du? Was hast du gemacht? Warum ist es relevant?</text:p>
            </text:list-item>
          </text:list>
        </text:list-item>
        <text:list-item>
          <text:p text:style-name="P2">Keine Teaser-Überschrift nötig.</text:p>
        </text:list-item>
        <text:list-item>
          <text:p text:style-name="P2"><text:span text:style-name="Strong_20_Emphasis">Call to Action (CTA = „Call to Action“) Buttons:</text:span></text:p>
          <text:list>
            <text:list-item>
              <text:p text:style-name="P2">„Zur Arbeit“ → Verlinkt auf <text:span text:style-name="Strong_20_Emphasis">Hintergrund &amp; Motivation</text:span></text:p>
            </text:list-item>
            <text:list-item>
              <text:p text:style-name="P2">„Zur Umsetzung“ → Verlinkt auf <text:span text:style-name="Strong_20_Emphasis">Technische Umsetzung</text:span></text:p>
            </text:list-item>
            <text:list-item>
              <text:p text:style-name="P2">„Kontakt“ (evtl. als kleiner Button oder Footer-Link)</text:p>
            </text:list-item>
          </text:list>
        </text:list-item>
      </text:list>
      <text:p text:style-name="Horizontal_20_Line"/>
      <text:h text:style-name="Heading_20_3" text:outline-level="3">📚 <text:span text:style-name="Strong_20_Emphasis">Hintergrund &amp; Motivation</text:span></text:h>
      <text:p text:style-name="Text_20_body"><text:span text:style-name="Emphasis">(= Kapitel 1 &amp; 2)</text:span></text:p>
      <text:list text:style-name="L2">
        <text:list-item>
          <text:p text:style-name="P3"><text:span text:style-name="Strong_20_Emphasis">Warum ist das Thema relevant?</text:span><text:line-break/>(Herausforderungen in der Archäologie, Motivation für die Arbeit)</text:p>
        </text:list-item>
        <text:list-item>
          <text:p text:style-name="P3"><text:span text:style-name="Strong_20_Emphasis">Daten in der Archäologie:</text:span><text:line-break/>(Fragmentierte Strukturen, Unsicherheiten, Beispiel: Siegelungen)</text:p>
        </text:list-item>
        <text:list-item>
          <text:p text:style-name="P3"><text:span text:style-name="Strong_20_Emphasis">Warum KI? Warum LLMs?</text:span><text:line-break/>(Kurze Einführung, Zielsetzung)</text:p>
        </text:list-item>
        <text:list-item>
          <text:p text:style-name="P3"><text:span text:style-name="Strong_20_Emphasis">Fokus auf PostgreSQL &amp; Open Source</text:span></text:p>
        </text:list-item>
      </text:list>
      <text:p text:style-name="Text_20_body"><text:span text:style-name="Emphasis">(Kann kompakt bleiben – eher Rahmen als Hauptfokus)</text:span></text:p>
      <text:p text:style-name="Horizontal_20_Line"/>
      <text:h text:style-name="Heading_20_3" text:outline-level="3">🧭 <text:span text:style-name="Strong_20_Emphasis">Modellauswahl &amp; Optimierungsstrategien</text:span></text:h>
      <text:p text:style-name="Text_20_body"><text:span text:style-name="Emphasis">(= Kapitel 3 – besonders wichtig für deine Argumentation in der Verteidigung)</text:span></text:p>
      <text:h text:style-name="Heading_20_4" text:outline-level="4">1️⃣ <text:span text:style-name="Strong_20_Emphasis">Kriterien für die Auswahl</text:span></text:h>
      <text:list text:style-name="L3">
        <text:list-item>
          <text:p text:style-name="P4">Tabelle aus Kapitel 3.1 (z. B. als Bild oder neu gestaltet, auf Seite 60)</text:p>
        </text:list-item>
        <text:list-item>
          <text:p text:style-name="P4">Kurze Erklärungen zu den Kriterien: lokale Lauffähigkeit, Open Source, Anpassbarkeit, etc.</text:p>
        </text:list-item>
      </text:list>
      <text:h text:style-name="Heading_20_4" text:outline-level="4">2️⃣ <text:span text:style-name="Strong_20_Emphasis">Vergleich der Modelle</text:span></text:h>
      <text:list text:style-name="L4">
        <text:list-item>
          <text:p text:style-name="P5">Kurze Übersicht (vielleicht als Tabelle)</text:p>
        </text:list-item>
        <text:list-item>
          <text:p text:style-name="P5"><text:soft-page-break/>Fokus auf die wichtigsten Modelle (SQLCoder, PremSQL, Vanna, etc.)</text:p>
        </text:list-item>
        <text:list-item>
          <text:p text:style-name="P5"><text:span text:style-name="Strong_20_Emphasis">SQLCoder als Favorit</text:span> → Warum? (Deine Begründung hervorheben!)</text:p>
        </text:list-item>
      </text:list>
      <text:h text:style-name="Heading_20_4" text:outline-level="4">3️⃣ <text:span text:style-name="Strong_20_Emphasis">Optimierungsstrategien</text:span></text:h>
      <text:list text:style-name="L5">
        <text:list-item>
          <text:p text:style-name="P6">Kurzer Überblick, dann Fokus auf:</text:p>
          <text:list>
            <text:list-item>
              <text:p text:style-name="P6">Schema-Linking</text:p>
            </text:list-item>
            <text:list-item>
              <text:p text:style-name="P6">Few-Shot Learning</text:p>
            </text:list-item>
            <text:list-item>
              <text:p text:style-name="P6">Natural Views</text:p>
            </text:list-item>
            <text:list-item>
              <text:p text:style-name="P6">Token-Minimierung</text:p>
            </text:list-item>
          </text:list>
        </text:list-item>
        <text:list-item>
          <text:p text:style-name="P6">Diagramm oder Liste der wichtigsten Maßnahmen (z. B. als eigene Sektion)</text:p>
        </text:list-item>
        <text:list-item>
          <text:p text:style-name="P6">(Optional: Deine Entscheidung als Fazit der Seite)</text:p>
        </text:list-item>
      </text:list>
      <text:p text:style-name="Horizontal_20_Line"/>
      <text:h text:style-name="Heading_20_3" text:outline-level="3">🛠️ <text:span text:style-name="Strong_20_Emphasis">Technische Umsetzung</text:span></text:h>
      <text:p text:style-name="Text_20_body"><text:span text:style-name="Emphasis">(= Kapitel 4 – dein Herzstück!)</text:span></text:p>
      <text:list text:style-name="L6">
        <text:list-item>
          <text:p text:style-name="P7"><text:span text:style-name="Strong_20_Emphasis">Systemarchitektur (Diagramm, ERD)</text:span> → Als zentraler Einstieg</text:p>
        </text:list-item>
        <text:list-item>
          <text:p text:style-name="P7"><text:span text:style-name="Strong_20_Emphasis">Backend:</text:span></text:p>
          <text:list>
            <text:list-item>
              <text:p text:style-name="P7">Lokale Ausführung</text:p>
            </text:list-item>
            <text:list-item>
              <text:p text:style-name="P7">SQLCoder-Integration</text:p>
            </text:list-item>
            <text:list-item>
              <text:p text:style-name="P7">Prompt-Optimierung</text:p>
            </text:list-item>
            <text:list-item>
              <text:p text:style-name="P7">PostgreSQL-Datenbank (Schema, Besonderheiten: Siegelung vs. Siegelbild, Unsicherheiten, etc.)</text:p>
            </text:list-item>
          </text:list>
        </text:list-item>
        <text:list-item>
          <text:p text:style-name="P7"><text:span text:style-name="Strong_20_Emphasis">Frontend:</text:span></text:p>
          <text:list>
            <text:list-item>
              <text:p text:style-name="P7">Web-Interface</text:p>
            </text:list-item>
            <text:list-item>
              <text:p text:style-name="P7">Beispiel-Screenshots (aus dem Code oder Skizzen)</text:p>
            </text:list-item>
          </text:list>
        </text:list-item>
        <text:list-item>
          <text:p text:style-name="P7"><text:span text:style-name="Strong_20_Emphasis">Code-Snippets (optional):</text:span></text:p>
          <text:list>
            <text:list-item>
              <text:p text:style-name="P7">Prompt-Erstellung</text:p>
            </text:list-item>
            <text:list-item>
              <text:p text:style-name="P7">API-Request-Beispiel (z. B. JSON-Body)</text:p>
            </text:list-item>
          </text:list>
        </text:list-item>
        <text:list-item>
          <text:p text:style-name="P7"><text:span text:style-name="Strong_20_Emphasis">Lessons Learned &amp; Herausforderungen</text:span></text:p>
        </text:list-item>
      </text:list>
      <text:p text:style-name="Horizontal_20_Line"/>
      <text:h text:style-name="Heading_20_3" text:outline-level="3">🧩 <text:span text:style-name="Strong_20_Emphasis">Fazit &amp; Ausblick</text:span></text:h>
      <text:p text:style-name="Text_20_body"><text:span text:style-name="Emphasis">(= Kapitel 5)</text:span></text:p>
      <text:list text:style-name="L7">
        <text:list-item>
          <text:p text:style-name="P8"><text:span text:style-name="Strong_20_Emphasis">Zusammenfassung der Ergebnisse</text:span></text:p>
        </text:list-item>
        <text:list-item>
          <text:p text:style-name="P8"><text:span text:style-name="Strong_20_Emphasis">Reflexion:</text:span></text:p>
          <text:list>
            <text:list-item>
              <text:p text:style-name="P8"><text:soft-page-break/>Was funktioniert gut? (z. B. SQL-Qualität, Open-Source-Lösung)</text:p>
            </text:list-item>
            <text:list-item>
              <text:p text:style-name="P8">Was sind Grenzen?</text:p>
            </text:list-item>
          </text:list>
        </text:list-item>
        <text:list-item>
          <text:p text:style-name="P8"><text:span text:style-name="Strong_20_Emphasis">Ausblick:</text:span></text:p>
          <text:list>
            <text:list-item>
              <text:p text:style-name="P8">WebGIS, Rückführung in natürliche Sprache, CoT, RAG, Fine-Tuning</text:p>
            </text:list-item>
          </text:list>
        </text:list-item>
        <text:list-item>
          <text:p text:style-name="P8"><text:span text:style-name="Strong_20_Emphasis">Persönliche Reflexion:</text:span></text:p>
          <text:list>
            <text:list-item>
              <text:p text:style-name="P8">(Optional: Deine Meinung zu KI in der Forschung)</text:p>
            </text:list-item>
          </text:list>
        </text:list-item>
      </text:list>
      <text:p text:style-name="Horizontal_20_Line"/>
      <text:h text:style-name="Heading_20_3" text:outline-level="3">💼 <text:span text:style-name="Strong_20_Emphasis">Kontakt &amp; Über mich</text:span></text:h>
      <text:list text:style-name="L8">
        <text:list-item>
          <text:p text:style-name="P9">Kurzer Text über dich:<text:line-break/>„Ich bin Niklas Royar, M.Sc. Geoinformatik, spezialisiert auf KI-gestützte Datenbanken und Text-to-SQL-Systeme...“</text:p>
        </text:list-item>
        <text:list-item>
          <text:p text:style-name="P9">Kontaktmöglichkeit:</text:p>
          <text:list>
            <text:list-item>
              <text:p text:style-name="P9">E-Mail-Link (z. B. „niklas.royar@mail.de“)</text:p>
            </text:list-item>
            <text:list-item>
              <text:p text:style-name="P9">LinkedIn / GitHub (optional)</text:p>
            </text:list-item>
          </text:list>
        </text:list-item>
        <text:list-item>
          <text:p text:style-name="P9">Impressum (wenn rechtlich nötig, je nach Hosting – kann minimal sein)</text:p>
        </text:list-item>
      </text:list>
      <text:p text:style-name="Standard"/>
      <text:h text:style-name="P1" text:outline-level="2">🎤 <text:span text:style-name="Strong_20_Emphasis">Präsentations-Ideen (Verteidigung)</text:span></text:h>
      <text:list text:style-name="L9">
        <text:list-item>
          <text:p text:style-name="P10">Nutze die Seite <text:span text:style-name="Strong_20_Emphasis">„Modellauswahl &amp; Optimierungsstrategien“</text:span> als Argumentationsbasis:</text:p>
          <text:list>
            <text:list-item>
              <text:p text:style-name="P10"><text:span text:style-name="Strong_20_Emphasis">Kriterien-Tabelle zeigen (S.60)</text:span></text:p>
            </text:list-item>
            <text:list-item>
              <text:p text:style-name="P10">Auswahlprozess erklären</text:p>
            </text:list-item>
            <text:list-item>
              <text:p text:style-name="P10">Auswahl SQLCoder und Optimierungen begründen</text:p>
            </text:list-item>
          </text:list>
        </text:list-item>
        <text:list-item>
          <text:p text:style-name="P10">Für <text:span text:style-name="Strong_20_Emphasis">Technische Umsetzung</text:span>:</text:p>
          <text:list>
            <text:list-item>
              <text:p text:style-name="P10">Architekturdiagramm + Beispiel-Output (z. B. Prompt-JSON → SQL)</text:p>
            </text:list-item>
            <text:list-item>
              <text:p text:style-name="P10">Screenshots vom Frontend</text:p>
            </text:list-item>
          </text:list>
        </text:list-item>
        <text:list-item>
          <text:p text:style-name="P10">Für <text:span text:style-name="Strong_20_Emphasis">Fazit</text:span>:</text:p>
          <text:list>
            <text:list-item>
              <text:p text:style-name="P10">„Lessons Learned“-Liste</text:p>
            </text:list-item>
            <text:list-item>
              <text:p text:style-name="P10">Zukunftsperspektiven: WebGIS, Rückführung, etc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7:33:38.100997434</meta:creation-date>
    <dc:date>2025-06-03T17:36:18.811725683</dc:date>
    <meta:editing-duration>PT2M41S</meta:editing-duration>
    <meta:editing-cycles>1</meta:editing-cycles>
    <meta:document-statistic meta:table-count="0" meta:image-count="0" meta:object-count="0" meta:page-count="4" meta:paragraph-count="77" meta:word-count="459" meta:character-count="3196" meta:non-whitespace-character-count="2870"/>
    <meta:generator>LibreOffice/24.2.7.2$Linux_X86_64 LibreOffice_project/420$Build-2</meta:generator>
  </office:meta>
</office:document-meta>
</file>